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eration sans serif" svg:font-family="'Lieration sans serif'"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akar" svg:font-family="aakar"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343541" loext:opacity="100%" style:font-name="Lieration sans serif" fo:font-size="12pt" fo:letter-spacing="normal" fo:font-style="normal" fo:font-weight="normal"/>
    </style:style>
    <style:style style:name="P2" style:family="paragraph" style:parent-style-name="Text_20_body" style:list-style-name="L1">
      <style:paragraph-properties fo:padding="0.049cm" fo:border="0.06pt solid #d9d9e3"/>
    </style:style>
    <style:style style:name="P3" style:family="paragraph" style:parent-style-name="Text_20_body">
      <style:paragraph-properties fo:margin-left="0cm" fo:margin-right="0cm" fo:orphans="2" fo:widows="2" fo:text-indent="0cm" style:auto-text-indent="false"/>
      <style:text-properties fo:font-size="14pt" style:font-size-asian="14pt" style:font-size-complex="14pt"/>
    </style:style>
    <style:style style:name="P4" style:family="paragraph" style:parent-style-name="Text_20_body">
      <style:paragraph-properties fo:margin-left="0cm" fo:margin-right="0cm" fo:orphans="2" fo:widows="2" fo:text-indent="0cm" style:auto-text-indent="false"/>
      <style:text-properties style:font-name="Lieration sans serif"/>
    </style:style>
    <style:style style:name="P5" style:family="paragraph" style:parent-style-name="Text_20_body">
      <style:paragraph-properties fo:margin-left="0cm" fo:margin-right="0cm" fo:orphans="2" fo:widows="2" fo:text-indent="0cm" style:auto-text-indent="false"/>
      <style:text-properties style:font-name="Lieration sans serif" fo:font-size="14pt" officeooo:paragraph-rsid="00148e59" style:font-size-asian="14pt" style:font-size-complex="14pt"/>
    </style:style>
    <style:style style:name="T1" style:family="text">
      <style:text-properties fo:font-variant="normal" fo:text-transform="none" fo:color="#343541" loext:opacity="100%" style:font-name="S hne" fo:font-size="12pt" fo:letter-spacing="normal" fo:font-style="normal" fo:font-weight="normal"/>
    </style:style>
    <style:style style:name="T2" style:family="text">
      <style:text-properties fo:font-variant="normal" fo:text-transform="none" fo:color="#343541" loext:opacity="100%" style:font-name="S hne" fo:letter-spacing="normal" fo:font-style="normal" fo:font-weight="normal"/>
    </style:style>
    <style:style style:name="T3" style:family="text">
      <style:text-properties fo:font-variant="normal" fo:text-transform="none" fo:color="#343541" loext:opacity="100%" fo:font-size="12pt" fo:letter-spacing="normal" fo:font-style="normal" fo:font-weight="normal"/>
    </style:style>
    <style:style style:name="T4" style:family="text">
      <style:text-properties fo:font-variant="normal" fo:text-transform="none" fo:color="#343541" loext:opacity="100%" fo:letter-spacing="normal" fo:font-style="normal" fo:font-weight="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ver the years, many people have become alarmed by the increasing use of algorithms by streaming companies to make us consume as much content as possible.they are worried that there is no limit no this: when is enough?</text:p>
      <text:p text:style-name="P1"/>
      <text:p text:style-name="P4"><text:span text:style-name="T3">Health concerns: With the increasing use of algorithms to keep us engaged, people are spending more time watching streaming content than ever before. This can lead to a sedentary lifestyle and have negative health impacts on individuals.</text:span></text:p>
      <text:p text:style-name="P4"><text:span text:style-name="T3"/></text:p>
      <text:p text:style-name="P5"><text:span text:style-name="T4">Health concerns: With the increasing use of algorithms to keep us engaged, people are spending more time watching streaming content than ever before. This can lead to a sedentary lifestyle and have negative health impacts on individuals.</text:span></text:p>
      <text:p text:style-name="P5"><text:span text:style-name="T4"/></text:p>
      <text:p text:style-name="P5">Limited diversity: Streaming companies use algorithms to recommend content based on what people have previously watched. This can lead to a limited pool of content being recommended, which can ultimately narrow the worldview of users.</text:p>
      <text:p text:style-name="P5"/>
      <text:p text:style-name="P5">Privacy concerns: The use of algorithms to keep us engaged also raises privacy concerns. Streaming companies can collect data on our viewing habits, preferences, and behaviors to use for advertising purposes or sell to third-party companies.</text:p>
      <text:p text:style-name="P5"/>
      <text:p text:style-name="P5">Manipulation: The algorithms used by streaming companies are designed to keep us engaged for as long as possible. They use various techniques such as autoplay, video previews, and personalized recommendations to achieve this goal. This can lead to a feeling of manipulation and lack of control over our own viewing habits.</text:p>
      <text:p text:style-name="P3"><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eration sans serif" svg:font-family="'Lieration sans serif'"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aakar" svg:font-family="aak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11:27:24.514499358</meta:creation-date>
    <dc:date>2023-02-20T11:49:36.623375765</dc:date>
    <meta:editing-duration>PT12M</meta:editing-duration>
    <meta:editing-cycles>1</meta:editing-cycles>
    <meta:document-statistic meta:table-count="0" meta:image-count="0" meta:object-count="0" meta:page-count="1" meta:paragraph-count="6" meta:word-count="234" meta:character-count="1489" meta:non-whitespace-character-count="1261"/>
    <meta:generator>LibreOffice/7.3.7.2$Linux_X86_64 LibreOffice_project/30$Build-2</meta:generator>
  </office:meta>
</office:document-meta>
</file>